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B0000006EC9BEA6E300F81E0B.png" manifest:media-type="image/png"/>
  <manifest:file-entry manifest:full-path="Pictures/10000201000005470000008A2C8B0DEF24F90AF5.png" manifest:media-type="image/png"/>
  <manifest:file-entry manifest:full-path="Pictures/10000201000005290000006B43C98A66EA5C807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c881d"/>
    </style:style>
    <style:style style:name="P3" style:family="paragraph" style:parent-style-name="Standard">
      <style:text-properties officeooo:rsid="001c881d" officeooo:paragraph-rsid="001c881d"/>
    </style:style>
    <style:style style:name="P4" style:family="paragraph" style:parent-style-name="Standard">
      <style:text-properties officeooo:rsid="001dba55" officeooo:paragraph-rsid="001dba55"/>
    </style:style>
    <style:style style:name="P5" style:family="paragraph" style:parent-style-name="Standard">
      <style:text-properties officeooo:rsid="001e2d91" officeooo:paragraph-rsid="001e2d91"/>
    </style:style>
    <style:style style:name="P6" style:family="paragraph" style:parent-style-name="Standard">
      <style:text-properties officeooo:rsid="001e2d91" officeooo:paragraph-rsid="001fddc7"/>
    </style:style>
    <style:style style:name="P7" style:family="paragraph" style:parent-style-name="Standard">
      <style:text-properties officeooo:rsid="001fddc7" officeooo:paragraph-rsid="001fddc7"/>
    </style:style>
    <style:style style:name="P8" style:family="paragraph" style:parent-style-name="Standard">
      <style:text-properties officeooo:rsid="0020393f" officeooo:paragraph-rsid="0020393f"/>
    </style:style>
    <style:style style:name="P9" style:family="paragraph" style:parent-style-name="Standard">
      <style:paragraph-properties fo:text-align="center" style:justify-single-word="false"/>
      <style:text-properties officeooo:rsid="0020393f" officeooo:paragraph-rsid="0020393f"/>
    </style:style>
    <style:style style:name="P10" style:family="paragraph" style:parent-style-name="Standard">
      <style:text-properties officeooo:rsid="00209a40" officeooo:paragraph-rsid="00209a40"/>
    </style:style>
    <style:style style:name="T1" style:family="text">
      <style:text-properties officeooo:rsid="001c881d"/>
    </style:style>
    <style:style style:name="T2" style:family="text">
      <style:text-properties officeooo:rsid="001fddc7"/>
    </style:style>
    <style:style style:name="T3" style:family="text">
      <style:text-properties officeooo:rsid="00209a4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span text:style-name="T1">POD DISRUPTION BUDGET:</text:span></text:p>
      <text:p text:style-name="Standard"/>
      <text:p text:style-name="P2"/>
      <text:p text:style-name="P2">- How disruption may happen? Voluntary vs Involuntary disruption.</text:p>
      <text:p text:style-name="P3">- Different types of voluntary vs involuntary disruptions.</text:p>
      <text:p text:style-name="P3">- Disruption budgets.</text:p>
      <text:p text:style-name="P3"/>
      <text:p text:style-name="P3"/>
      <text:p text:style-name="P3"/>
      <text:p text:style-name="P4">Disruptions:</text:p>
      <text:p text:style-name="P4">- A disruption may happen in the k8 cluster when a Pod disappears.</text:p>
      <text:p text:style-name="P4">- This may be because of :</text:p>
      <text:p text:style-name="P4">a) Voluntary disruption: A person or controller destroys the pod:</text:p>
      <text:p text:style-name="P4">- Draining a node for repair or upgrade.</text:p>
      <text:p text:style-name="P4">- Draining a node form the cluster to scale the cluster down.</text:p>
      <text:p text:style-name="P4">- Removing a pod to make space for something else.</text:p>
      <text:p text:style-name="P4">- Directly deleting a pod by accident</text:p>
      <text:p text:style-name="P4">- Updating deployment’s pod template to cause a restart.</text:p>
      <text:p text:style-name="P4">b) Involuntary disruptions:</text:p>
      <text:p text:style-name="P4">- a hardware failure on the physical machine where node is running.</text:p>
      <text:p text:style-name="P4">- Cluster admin deletes vm by mistake.</text:p>
      <text:p text:style-name="P4">- kernel panic.</text:p>
      <text:p text:style-name="P4"/>
      <text:p text:style-name="P4"/>
      <text:p text:style-name="P4"/>
      <text:p text:style-name="P5">Handling Disruptions: </text:p>
      <text:p text:style-name="P5">a) PodDisruptionBudget:</text:p>
      <text:p text:style-name="P5">- User can create a PDB for each application.</text:p>
      <text:p text:style-name="P5">- PDB specifies the number of pods an application can tolerate having, relative to how many its intended to have. </text:p>
      <text:p text:style-name="P5">- PDB limits the number of the pods of a replicated application that can be down simultaneously.</text:p>
      <text:p text:style-name="P5">- for example, if an application deployment runs 5 replica pods, and PDB for that application is 4, then only 1 of the pods can be brought down successfully at a given time.</text:p>
      <text:p text:style-name="P5"/>
      <text:p text:style-name="P5">- Cluster managers and hosting providers should use tool that respect PDB by calling the ‘Eviction API’ instead of directly deleting the pods.</text:p>
      <text:p text:style-name="P5">- For example, kubectl drain commands follows the eviction API.</text:p>
      <text:p text:style-name="P5"/>
      <text:p text:style-name="P5"/>
      <text:p text:style-name="P7">PDB Example scenario:</text:p>
      <text:p text:style-name="P7"/>
      <text:p text:style-name="P7">- Consider a 3 node cluster. Node1, Node2 and Node3.</text:p>
      <text:p text:style-name="P7">- Cluster is running App1 with 3 pods – poda , podb and podc</text:p>
      <text:p text:style-name="P7">- PDB for this application is 2. That’s is maximum of one pod can be down.</text:p>
      <text:p text:style-name="P7">- cluster also has another application with single pod running – podx.</text:p>
      <text:p text:style-name="P7"/>
      <text:p text:style-name="P7"/>
      <text:p text:style-name="P7"/>
      <text:p text:style-name="P7"/>
      <text:p text:style-name="P7"><draw:frame draw:style-name="fr1" draw:name="Image1" text:anchor-type="paragraph" svg:width="6.9252in" svg:height="1.7146in" draw:z-index="0"><draw:image xlink:href="Pictures/10000201000005470000008A2C8B0DEF24F90AF5.png" xlink:type="simple" xlink:show="embed" xlink:actuate="onLoad" loext:mime-type="image/png"/></draw:frame><text:soft-page-break/></text:p>
      <text:p text:style-name="P5"/>
      <text:p text:style-name="P5">- <text:span text:style-name="T2">Now the admin wants to upgrade kernel on Node1 so if stops it using – kubectl drain.</text:span></text:p>
      <text:p text:style-name="P5"/>
      <text:p text:style-name="P5"><draw:frame draw:style-name="fr1" draw:name="Image2" text:anchor-type="paragraph" svg:width="6.9252in" svg:height="1.1689in" draw:z-index="1"><draw:image xlink:href="Pictures/10000201000005290000006B43C98A66EA5C807F.png" xlink:type="simple" xlink:show="embed" xlink:actuate="onLoad" loext:mime-type="image/png"/></draw:frame></text:p>
      <text:p text:style-name="P6"><text:s/>- <text:s/><text:span text:style-name="T2">poda and podx on Node1 goes into terminating state.</text:span></text:p>
      <text:p text:style-name="P6">- <text:s/><text:span text:style-name="T2">podd and pody are started by their corresponding state to reach the desired state.</text:span></text:p>
      <text:p text:style-name="P6"/>
      <text:p text:style-name="P6"><draw:frame draw:style-name="fr1" draw:name="Image3" text:anchor-type="paragraph" svg:width="6.9252in" svg:height="1.1626in" draw:z-index="2"><draw:image xlink:href="Pictures/100002010000054B0000006EC9BEA6E300F81E0B.png" xlink:type="simple" xlink:show="embed" xlink:actuate="onLoad" loext:mime-type="image/png"/></draw:frame></text:p>
      <text:p text:style-name="P6"/>
      <text:p text:style-name="P7">- At this stage, App1 has podb (Node2) and podc (Node 3).</text:p>
      <text:p text:style-name="P7">- podd (node2) still hasn’t started running. Its not available yet.</text:p>
      <text:p text:style-name="P7"/>
      <text:p text:style-name="P7">- So if the admin, tries to mark the second node down. (kubectl drain), then he’s be blocked by the PDB.</text:p>
      <text:p text:style-name="P7"/>
      <text:p text:style-name="P7"/>
      <text:p text:style-name="P7"/>
      <text:p text:style-name="P7">Advantages of using disruptions tolerant application and use PDBs:</text:p>
      <text:p text:style-name="P7">- No downtime.</text:p>
      <text:p text:style-name="P7">- Minimal Resource duplication.</text:p>
      <text:p text:style-name="P7">- Allows more automation for cluster admin.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9">USING PodDisruptionBudget </text:p>
      <text:p text:style-name="P9"/>
      <text:p text:style-name="P8">- Following things should be kept in mind while using pod disruption budget:</text:p>
      <text:p text:style-name="P8">a) Identify the application <text:span text:style-name="T3">to be protected:</text:span></text:p>
      <text:p text:style-name="P8">- <text:span text:style-name="T3">deployment</text:span></text:p>
      <text:p text:style-name="P8">- <text:span text:style-name="T3">Replication controller.</text:span></text:p>
      <text:p text:style-name="P8">- <text:span text:style-name="T3">ReplicaSet</text:span></text:p>
      <text:p text:style-name="P8">- <text:span text:style-name="T3">StatefulSet</text:span></text:p>
      <text:p text:style-name="P8"/>
      <text:p text:style-name="P8">- <text:span text:style-name="T3">To connect a PDB to an application , make sure that the controller’s spec.selector should be same as the PDB’s spec.selector.</text:span></text:p>
      <text:p text:style-name="P8"/>
      <text:p text:style-name="P10">b) Think how the application reacts to disruptions. </text:p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08:31:26.856663543</meta:creation-date>
    <dc:date>2019-08-26T09:39:35.193739148</dc:date>
    <meta:editing-duration>PT17M17S</meta:editing-duration>
    <meta:editing-cycles>2</meta:editing-cycles>
    <meta:generator>LibreOffice/6.2.6.2$Linux_X86_64 LibreOffice_project/20$Build-2</meta:generator>
    <meta:document-statistic meta:table-count="0" meta:image-count="3" meta:object-count="0" meta:page-count="3" meta:paragraph-count="49" meta:word-count="464" meta:character-count="2678" meta:non-whitespace-character-count="2251"/>
  </office:meta>
</office:document-meta>
</file>